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the 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string">
            <text:p>the 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bloody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your hands filling up. When I open your eyes, you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5">09/15/2018</text:date>, <text:time>12:47: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15T12:47:43.52</dc:date>
    <meta:editing-duration>P114DT15H9M21S</meta:editing-duration>
    <meta:editing-cycles>1345</meta:editing-cycles>
    <dc:creator>Seab Dinch</dc:creator>
    <meta:document-statistic meta:table-count="1" meta:cell-count="6767" meta:object-count="0"/>
  </office:meta>
</office:document-meta>
</file>